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7.497cm" fo:min-width="8.136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3.433cm" fo:min-width="5.46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66ccff"/>
      <style:paragraph-properties fo:text-align="center"/>
      <style:text-properties style:font-name="Courier New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style:font-name="Courier New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draw:layer="layout" svg:width="8.636cm" svg:height="7.747cm" svg:x="2.47cm" svg:y="1.862cm">
              <text:p text:style-name="P1"><text:span text:style-name="T1">Car</text:span></text:p>
              <text:p text:style-name="P1"><text:span text:style-name="T1">make : String</text:span></text:p>
              <text:p text:style-name="P1"><text:span text:style-name="T1">model : String</text:span></text:p>
              <text:p text:style-name="P1"><text:span text:style-name="T1">yearsOld : int</text:span></text:p>
              <text:p text:style-name="P1"><text:span text:style-name="T1">odo : int</text:span></text:p>
              <text:p text:style-name="P1"><text:span text:style-name="T1">galsRemaining : double</text:span></text:p>
              <text:p text:style-name="P1"><text:span text:style-name="T1">sizeOfTank : double</text:span></text:p>
              <text:p text:style-name="P1"><text:span text:style-name="T1">gasMileage : double</text:span></text:p>
              <text:p text:style-name="P1"><text:span text:style-name="T2">num : int</text:span></text:p>
              <text:p text:style-name="P1"><text:span text:style-name="T1">Car(make: String, model: String)</text:span></text:p>
              <text:p text:style-name="P1"><text:span text:style-name="T2">numCars() : int</text:span></text:p>
              <text:p text:style-name="P1"><text:span text:style-name="T1">getModel() : String</text:span></text:p>
              <text:p text:style-name="P1"><text:span text:style-name="T1">getMake() : String</text:span></text:p>
              <text:p text:style-name="P1"><text:span text:style-name="T1">fillUp() : void</text:span></text:p>
              <text:p text:style-name="P1"><text:span text:style-name="T1">getTankPerc(): double</text:span></text:p>
              <text:p text:style-name="P1"><text:span text:style-name="T1">drive(numMiles: int) : void</text:span></text:p>
              <text:p text:style-name="P1"><text:span text:style-name="T1">getYearsOld() : int</text:span></text:p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2.47cm" svg:y1="2.411cm" svg:x2="11.106cm" svg:y2="2.411cm">
              <text:p/>
            </draw:line>
            <draw:line draw:style-name="gr3" draw:text-style-name="P3" draw:layer="layout" svg:x1="2.47cm" svg:y1="5.975cm" svg:x2="11.106cm" svg:y2="5.975cm">
              <text:p/>
            </draw:line>
          </draw:g>
        </draw:g>
        <draw:custom-shape draw:style-name="gr4" draw:text-style-name="P4" draw:layer="layout" svg:width="5.969cm" svg:height="3.683cm" svg:x="11.638cm" svg:y="3.964cm">
          <text:p text:style-name="P1"><text:span text:style-name="T1">: Car</text:span></text:p>
          <text:p text:style-name="P1"><text:span text:style-name="T1">make = "Chevy"</text:span></text:p>
          <text:p text:style-name="P1"><text:span text:style-name="T1">model = "Malibu"</text:span></text:p>
          <text:p text:style-name="P1"><text:span text:style-name="T1">year = 2001</text:span></text:p>
          <text:p text:style-name="P1"><text:span text:style-name="T1">odo = 186355</text:span></text:p>
          <text:p text:style-name="P1"><text:span text:style-name="T1">galsRemaining = 12</text:span></text:p>
          <text:p text:style-name="P1"><text:span text:style-name="T1">sizeOfTank = 15.5</text:span></text:p>
          <text:p text:style-name="P1"><text:span text:style-name="T1">gasMileage = 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638cm" svg:y1="4.472cm" svg:x2="17.607cm" svg:y2="4.47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3:36:03.627867555</dc:date>
    <meta:editing-duration>PT14M48S</meta:editing-duration>
    <meta:editing-cycles>5</meta:editing-cycles>
    <meta:document-statistic meta:object-count="7"/>
  </office:meta>
</office:document-meta>
</file>